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d01e6" officeooo:paragraph-rsid="000d01e6" style:font-size-asian="16pt" style:font-size-complex="16pt"/>
    </style:style>
    <style:style style:name="P2" style:family="paragraph" style:parent-style-name="Text_20_body">
      <style:text-properties officeooo:rsid="0019b871" officeooo:paragraph-rsid="0019b871"/>
    </style:style>
    <style:style style:name="P3" style:family="paragraph" style:parent-style-name="Text_20_body">
      <style:text-properties officeooo:rsid="001f204e" officeooo:paragraph-rsid="001f204e"/>
    </style:style>
    <style:style style:name="P4" style:family="paragraph" style:parent-style-name="Text_20_body">
      <style:text-properties officeooo:rsid="00230022" officeooo:paragraph-rsid="00230022"/>
    </style:style>
    <style:style style:name="P5" style:family="paragraph" style:parent-style-name="Text_20_body">
      <style:text-properties officeooo:rsid="00253a50" officeooo:paragraph-rsid="00253a50"/>
    </style:style>
    <style:style style:name="P6" style:family="paragraph" style:parent-style-name="Text_20_body">
      <style:text-properties officeooo:rsid="002bf85a" officeooo:paragraph-rsid="002bf85a"/>
    </style:style>
    <style:style style:name="P7" style:family="paragraph" style:parent-style-name="Text_20_body">
      <style:text-properties officeooo:rsid="00331634" officeooo:paragraph-rsid="00331634"/>
    </style:style>
    <style:style style:name="P8" style:family="paragraph" style:parent-style-name="Text_20_body" style:list-style-name="L1">
      <style:text-properties officeooo:rsid="00230022" officeooo:paragraph-rsid="00230022"/>
    </style:style>
    <style:style style:name="P9" style:family="paragraph" style:parent-style-name="Text_20_body" style:list-style-name="L2">
      <style:text-properties officeooo:rsid="00230022" officeooo:paragraph-rsid="00230022"/>
    </style:style>
    <style:style style:name="P10" style:family="paragraph" style:parent-style-name="Heading_20_2">
      <style:text-properties officeooo:rsid="001ed161" officeooo:paragraph-rsid="001ed161"/>
    </style:style>
    <style:style style:name="P11" style:family="paragraph" style:parent-style-name="Heading_20_1">
      <style:text-properties officeooo:rsid="00191177" officeooo:paragraph-rsid="00191177"/>
    </style:style>
    <style:style style:name="T1" style:family="text">
      <style:text-properties officeooo:rsid="00169267"/>
    </style:style>
    <style:style style:name="T2" style:family="text">
      <style:text-properties officeooo:rsid="00178c6f"/>
    </style:style>
    <style:style style:name="T3" style:family="text">
      <style:text-properties officeooo:rsid="001b5f7c"/>
    </style:style>
    <style:style style:name="T4" style:family="text">
      <style:text-properties officeooo:rsid="00226573"/>
    </style:style>
    <style:style style:name="T5" style:family="text">
      <style:text-properties officeooo:rsid="0022998b"/>
    </style:style>
    <style:style style:name="T6" style:family="text">
      <style:text-properties officeooo:rsid="00238a33"/>
    </style:style>
    <style:style style:name="T7" style:family="text">
      <style:text-properties officeooo:rsid="002499cb"/>
    </style:style>
    <style:style style:name="T8" style:family="text">
      <style:text-properties officeooo:rsid="00262187"/>
    </style:style>
    <style:style style:name="T9" style:family="text">
      <style:text-properties officeooo:rsid="0027ba1a"/>
    </style:style>
    <style:style style:name="T10" style:family="text">
      <style:text-properties officeooo:rsid="002aceca"/>
    </style:style>
    <style:style style:name="T11" style:family="text">
      <style:text-properties officeooo:rsid="002bf85a"/>
    </style:style>
    <style:style style:name="T12" style:family="text">
      <style:text-properties officeooo:rsid="002d144e"/>
    </style:style>
    <style:style style:name="T13" style:family="text">
      <style:text-properties officeooo:rsid="0035ca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activité d'Alexei KLENIN </text:p>
      <text:p text:style-name="P1">du <text:span text:style-name="T1">1</text:span>/0<text:span text:style-name="T2">7</text:span>/2014 au <text:span text:style-name="T2">11</text:span>/0<text:span text:style-name="T2">7</text:span>/2014 </text:p>
      <text:h text:style-name="P11" text:outline-level="1">Mise en place d'AngularJS</text:h>
      <text:p text:style-name="P2">Nous avons <text:span text:style-name="T3">explorés</text:span> dernièrement le framework AngularJS <text:span text:style-name="T3">qui permet de faire le binding des données. Le binding est une procédure de la mise à jour bidirectionnelle qui permet de modifier la vue quand le modèle a été modifié et de mettre à jour le modèle si la vue a été changé. Nous avons étudiés comment on peut faire fonctionner ensemble AngularJS et Vert.x.</text:span></text:p>
      <text:h text:style-name="P10" text:outline-level="2">Déroulement de l'étude</text:h>
      <text:p text:style-name="P3">Pour faire cette étude j'ai <text:span text:style-name="T4">implémenté</text:span> un CRUD simple pour <text:span text:style-name="T5">gérer</text:span> les personnes dans la base de données MongoDB.</text:p>
      <text:p text:style-name="P4">Ensuite j'ai développé le client en AngularJS pour faire ce CRUD. J'ai crée quatre contrôleurs :</text:p>
      <text:list xml:id="list4961512563942318115" text:style-name="L1">
        <text:list-item>
          <text:p text:style-name="P8">personsListCtrl – <text:span text:style-name="T7">pour la vue avec la liste des personnes ;</text:span></text:p>
        </text:list-item>
        <text:list-item>
          <text:p text:style-name="P8">personViewCtrl – <text:span text:style-name="T7">pour la vue de la présentation d'une personne en détails ;</text:span></text:p>
        </text:list-item>
        <text:list-item>
          <text:p text:style-name="P8">personCreationCtrl – <text:span text:style-name="T7">pour le formulaire de la création d'une personne ;</text:span></text:p>
        </text:list-item>
        <text:list-item>
          <text:p text:style-name="P8">personEditCtrl – <text:span text:style-name="T7">pour le formulaire de la modification de la personne.</text:span></text:p>
        </text:list-item>
      </text:list>
      <text:p text:style-name="P4">Ensuite j'ai crée trois vue <text:span text:style-name="T11">partiels</text:span> (partial) pour ces contrôleurs :</text:p>
      <text:list xml:id="list5391112899000440755" text:style-name="L2">
        <text:list-item>
          <text:p text:style-name="P9">persons.html – <text:span text:style-name="T6">la liste des personnes ;</text:span></text:p>
        </text:list-item>
        <text:list-item>
          <text:p text:style-name="P9">person.view.html – <text:span text:style-name="T6">la présentation d'une personne en détails ;</text:span></text:p>
        </text:list-item>
        <text:list-item>
          <text:p text:style-name="P9">person.form.html – <text:span text:style-name="T6">le formulaire pour la création et la mise à jour de la personne.</text:span></text:p>
        </text:list-item>
      </text:list>
      <text:p text:style-name="P5">Le nombre des vue<text:span text:style-name="T9">s</text:span> ne <text:span text:style-name="T8">correspondent</text:span> pas au<text:span text:style-name="T13">x</text:span> nombre<text:span text:style-name="T13">s</text:span> de <text:span text:style-name="T8">contrôleurs</text:span> (on a trois vue<text:span text:style-name="T9">s</text:span> pour quatre <text:span text:style-name="T8">contrôleurs</text:span>). <text:span text:style-name="T10">La vue person.form.html est utilisée par les contrôleurs personCreationCtrl et personEditCtrl.</text:span></text:p>
      <text:p text:style-name="P6">Après qu'on a les vues et les contrôleurs nous avons besoin d'utili<text:span text:style-name="T12">ser le bus de Vert.x pour communiquer avec la base de données. Il existe le module angular-vertxbus qui contient un service pour utiliser le bus de Vert.x. Sa mise en place est délicate. En effet, avant d’envoyer les messages sur le bus via ce service il faut attendre que la connexion avec le serveur soit établie. Si on envoie le message avant, une erreur se produit. Le contrôleur récupère la liste des personnes au démarrage de l'application. Il envoie le message au module mongo-persitor. Si le service vertxEventBusProvider n'a pas encore établie la connexion, cela provoque une erreur.</text:span></text:p>
      <text:p text:style-name="P7">La solution à ce problème ne se trouve pas dans la documentation. Je l'a trouvé en étudiant le code du module angular-vertxbus. Il faut utiliser l'option useMessageBuffer dans la configuration du service vertxEventBusProvi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101cm" fo:margin-top="0cm" fo:margin-bottom="0.199cm" style:contextual-spacing="false"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2:09:16</meta:creation-date>
    <dc:date>2014-07-11T18:18:43.223805301</dc:date>
    <meta:editing-duration>P1DT8H37M19S</meta:editing-duration>
    <meta:editing-cycles>36</meta:editing-cycles>
    <meta:generator>LibreOffice/4.2.4.2$Linux_X86_64 LibreOffice_project/420m0$Build-2</meta:generator>
    <meta:document-statistic meta:table-count="0" meta:image-count="0" meta:object-count="0" meta:page-count="1" meta:paragraph-count="18" meta:word-count="373" meta:character-count="2305" meta:non-whitespace-character-count="1948"/>
  </office:meta>
</office:document-meta>
</file>